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8" style:family="paragraph" style:parent-style-name="Text_20_body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text-properties fo:color="#000000" style:text-line-through-style="none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text-properties fo:color="#000000" style:text-line-through-style="solid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1">03/06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7"/>
      <text:p text:style-name="P4">Continuing from last time:</text:p>
      <text:list xml:id="list327253813" text:style-name="L1">
        <text:list-item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p text:style-name="P10"/>
      <text:p text:style-name="P8">From looking at Peter's code, it looks like he's rescaling his dX values *during* the back-solving loop. Helena performs the rescaling afterwards, when all the dX values have been calculated. <text:s/>I wonder if this has an effect on how the two codes behave?</text:p>
      <text:p text:style-name="P8">Answer: no. <text:s/></text:p>
      <text:p text:style-name="P11"/>
      <text:p text:style-name="P11">Now that we can track the model at each iteration from Peter's code, let's make an 'altered' EOS lookup table for Peter's code.xs</text:p>
      <text:p text:style-name="P8">Steps:</text:p>
      <text:p text:style-name="P8">1. Read the entire file into a python array of some type</text:p>
      <text:p text:style-name="P8">2. Read in the table values as strings-- all of them.</text:p>
      <text:p text:style-name="P8">3. Search the table for the strings that signify the start of a new P/X table</text:p>
      <text:p text:style-name="P8">4. Print that string out unchanged</text:p>
      <text:p text:style-name="P8">5. Split the following lines on whitespace</text:p>
      <text:p text:style-name="P8">6. Split the scientific notation entry for rho/cP/etc. on the E(?)</text:p>
      <text:p text:style-name="P8">7. Split the 'mantissa' (quotes b/c it's a string var, not an actual numerical mantissa from python's p.o.v.) into the first part, and the last two digits</text:p>
      <text:p text:style-name="P8">8. Convert the string of the last two digits to an integer</text:p>
      <text:p text:style-name="P8">9. Generate a random integer between -9 and +9 <text:s/>(or maybe b/w -5 and +5? <text:s/>But start with 9s).</text:p>
      <text:p text:style-name="P8">10. Add the random integer to those last 2 digits.</text:p>
      <text:p text:style-name="P8">11. Convert the last two digits back to a string, and re-join that string w/ the first part of the mantissa.</text:p>
      <text:p text:style-name="P8">12. Rejoin the exponent and the mantissa strings back together.</text:p>
      <text:p text:style-name="P8">13. (Maybe? <text:s/>Depending on how the eostable values correspond to the actual cP/rho/etc. values returned by the lookup routine.) Repeat steps 6 thru 12 for the rest of the entries in that line.</text:p>
      <text:p text:style-name="P8">14. Print the altered line out to file. </text:p>
      <text:p text:style-name="Horizontal_20_Line"/>
      <text:p text:style-name="P13">Today's Work:</text:p>
      <text:p text:style-name="P14">Start pythoning with the steps listed above.</text:p>
      <text:p text:style-name="P14">Also, track down Greg for mtg before he leaves for the day.</text:p>
      <text:p text:style-name="P8">Done. Now, let's try running thecode.f with this new eostable.</text:p>
      <text:p text:style-name="P8">Seems to run fine. <text:s/>Converges the model in 6 iterations, just like it does with the unaltered eostable. <text:s/></text:p>
      <text:p text:style-name="P8">Now, let's look at the results from that run. <text:s/>Did the altered eostable effect how the simulation moves towards convergence?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5DT21H34M18S</meta:editing-duration>
    <meta:editing-cycles>129</meta:editing-cycles>
    <meta:generator>OpenOffice.org/3.3$Unix OpenOffice.org_project/330m20$Build-9567</meta:generator>
    <meta:initial-creator>Laurel Ruhlen</meta:initial-creator>
    <dc:date>2013-03-06T18:59:19</dc:date>
    <dc:creator>Laurel Ruhlen</dc:creator>
    <meta:document-statistic meta:table-count="0" meta:image-count="0" meta:object-count="0" meta:page-count="1" meta:paragraph-count="31" meta:word-count="360" meta:character-count="2023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